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a5b96" officeooo:paragraph-rsid="001a5b96"/>
    </style:style>
    <style:style style:name="P2" style:family="paragraph" style:parent-style-name="Standard">
      <style:paragraph-properties fo:text-align="justify" style:justify-single-word="false"/>
      <style:text-properties officeooo:rsid="001a5b96" officeooo:paragraph-rsid="001a5b96"/>
    </style:style>
    <style:style style:name="P3" style:family="paragraph" style:parent-style-name="Standard">
      <style:paragraph-properties fo:text-align="justify" style:justify-single-word="false"/>
      <style:text-properties officeooo:rsid="001a5b96" officeooo:paragraph-rsid="001e1ca0"/>
    </style:style>
    <style:style style:name="P4" style:family="paragraph" style:parent-style-name="Standard">
      <style:text-properties officeooo:paragraph-rsid="001b7240"/>
    </style:style>
    <style:style style:name="P5" style:family="paragraph" style:parent-style-name="Standard">
      <style:text-properties officeooo:rsid="001b7240" officeooo:paragraph-rsid="001b7240"/>
    </style:style>
    <style:style style:name="P6" style:family="paragraph" style:parent-style-name="Standard">
      <style:paragraph-properties fo:text-align="justify" style:justify-single-word="false"/>
      <style:text-properties officeooo:paragraph-rsid="001c5466"/>
    </style:style>
    <style:style style:name="P7" style:family="paragraph" style:parent-style-name="Standard">
      <style:text-properties officeooo:paragraph-rsid="001e1ca0"/>
    </style:style>
    <style:style style:name="P8" style:family="paragraph" style:parent-style-name="Standard">
      <style:text-properties officeooo:rsid="001e1ca0" officeooo:paragraph-rsid="001e1ca0"/>
    </style:style>
    <style:style style:name="P9" style:family="paragraph" style:parent-style-name="Standard">
      <style:paragraph-properties fo:text-align="center" style:justify-single-word="false"/>
      <style:text-properties officeooo:rsid="001e1ca0" officeooo:paragraph-rsid="001e1ca0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1e1ca0" style:font-size-asian="12pt" style:language-asian="tr" style:country-asian="TR" style:font-name-complex="Times New Roman1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e1ca0"/>
    </style:style>
    <style:style style:name="P12" style:family="paragraph" style:parent-style-name="Standard">
      <style:paragraph-properties fo:text-align="justify" style:justify-single-word="false"/>
      <style:text-properties officeooo:rsid="001b7240" officeooo:paragraph-rsid="001c5466"/>
    </style:style>
    <style:style style:name="P13" style:family="paragraph" style:parent-style-name="Standard">
      <style:text-properties fo:font-style="italic" officeooo:rsid="001b7240" officeooo:paragraph-rsid="001c5466" style:font-style-asian="italic" style:font-style-complex="italic"/>
    </style:style>
    <style:style style:name="P14" style:family="paragraph" style:parent-style-name="Standard">
      <style:text-properties fo:font-style="italic" officeooo:rsid="001e1ca0" officeooo:paragraph-rsid="001a5b96" style:font-style-asian="italic" style:font-style-complex="italic"/>
    </style:style>
    <style:style style:name="P15" style:family="paragraph" style:parent-style-name="Standard">
      <style:text-properties fo:font-style="italic" officeooo:rsid="001e1ca0" officeooo:paragraph-rsid="001e1ca0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paragraph-rsid="001e1ca0" style:font-size-asian="12pt" style:language-asian="tr" style:country-asian="TR" style:font-name-complex="Times New Roman1" style:font-size-complex="12pt"/>
    </style:style>
    <style:style style:name="P17" style:family="paragraph" style:parent-style-name="Standard">
      <style:paragraph-properties fo:text-align="center" style:justify-single-word="false"/>
      <style:text-properties officeooo:rsid="0027194e" officeooo:paragraph-rsid="0027194e"/>
    </style:style>
    <style:style style:name="T1" style:family="text">
      <style:text-properties officeooo:rsid="001b7240"/>
    </style:style>
    <style:style style:name="T2" style:family="text">
      <style:text-properties officeooo:rsid="001c5466"/>
    </style:style>
    <style:style style:name="T3" style:family="text">
      <style:text-properties fo:font-style="italic" officeooo:rsid="001b7240" style:font-style-asian="italic" style:font-style-complex="italic"/>
    </style:style>
    <style:style style:name="T4" style:family="text">
      <style:text-properties fo:font-style="italic" officeooo:rsid="001c5466" style:font-style-asian="italic" style:font-style-complex="italic"/>
    </style:style>
    <style:style style:name="T5" style:family="text">
      <style:text-properties fo:font-style="italic" officeooo:rsid="001e1ca0" style:font-style-asian="italic" style:font-style-complex="italic"/>
    </style:style>
    <style:style style:name="T6" style:family="text">
      <style:text-properties officeooo:rsid="001e1ca0"/>
    </style:style>
    <style:style style:name="T7" style:family="text">
      <style:text-properties style:font-name="Times New Roman" fo:font-size="12pt" style:font-size-asian="12pt" style:language-asian="tr" style:country-asian="TR" style:font-name-complex="Times New Roman1" style:font-size-complex="12pt"/>
    </style:style>
    <style:style style:name="T8" style:family="text">
      <style:text-properties style:font-name="Times New Roman" fo:font-size="12pt" officeooo:rsid="001e1ca0" style:font-size-asian="12pt" style:language-asian="tr" style:country-asian="TR" style:font-name-complex="Times New Roman1" style:font-size-complex="12pt"/>
    </style:style>
    <style:style style:name="T9" style:family="text">
      <style:text-properties style:font-name="Times New Roman" fo:font-size="12pt" officeooo:rsid="00203efe" style:font-size-asian="12pt" style:language-asian="tr" style:country-asian="TR" style:font-name-complex="Times New Roman1" style:font-size-complex="12pt"/>
    </style:style>
    <style:style style:name="T10" style:family="text">
      <style:text-properties officeooo:rsid="00235730"/>
    </style:style>
    <style:style style:name="T11" style:family="text">
      <style:text-properties officeooo:rsid="0027d667"/>
    </style:style>
    <style:style style:name="T12" style:family="text">
      <style:text-properties fo:font-weight="bold" officeooo:rsid="0027d667" style:font-weight-asian="bold" style:font-weight-complex="bold"/>
    </style:style>
    <style:style style:name="T13" style:family="text">
      <style:text-properties fo:font-weight="bold" officeooo:rsid="001b724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İHTARNAME</text:p>
      <text:p text:style-name="P1"/>
      <text:p text:style-name="P1"/>
      <text:p text:style-name="P1">Konu<text:tab/>: Kiralanan yerin boşaltılması ve kira bedelinin ödenmesi </text:p>
      <text:p text:style-name="P1">İlgili<text:tab/>: Ferdagül Çavuş - TC kimlik no:43246373552</text:p>
      <text:p text:style-name="P1"/>
      <text:p text:style-name="P2"/>
      <text:p text:style-name="P2"><text:tab/>15 Temmuz 2018 tarih ve 2019-1507002 sayılı sözleşme ile kiracısı olduğunuz mecurda, gün itibarı ile sözleşme şartlarını yerine getirmediğiniz belirg<text:span text:style-name="T2">i</text:span>nleşmiştir. Sözleşmede belirtilen süreler içerisinde kira bedelinin ödemesinin yapılmadığı görülmektedir.</text:p>
      <text:p text:style-name="P2"><text:tab/>Bu sebeple, sözleşmenin <text:span text:style-name="T1">10, 11,12 ve 15. maddelerinde de belirtildiği üzere, ödemenin yapılmadığı durumlarda sözleşmenin tek taraflı feshi, mecurun boşaltılması ve yıllık kira bedelinin tahsili için gerekli işlemlerin başlatılacağı açıkça belirtilmektedir..</text:span></text:p>
      <text:p text:style-name="P6"><text:tab/><text:span text:style-name="T1">Sonuç olarak, mecuru sözleşme şartlarına bağlı olarak boşaltmanız, aynı zamanda ödemeninde yapılması gerekmektedir. Mecurun boşaltılması ve </text:span><text:span text:style-name="T13">belirtilen </text:span><text:span text:style-name="T12">boşaltma</text:span><text:span text:style-name="T13"> tarih</text:span><text:span text:style-name="T12">in</text:span><text:span text:style-name="T13">e kadar olan kira borcunun ödenmesi durumunda</text:span><text:span text:style-name="T1"> herhangi bir kanuni işleme başvurulmadan sözleşme fesh edilecektir. </text:span></text:p>
      <text:p text:style-name="P12"><text:tab/>Belirtilen tarihe kadar mecur boşaltılmaz ve <text:span text:style-name="T11">geçmiş </text:span>kira <text:span text:style-name="T11">borcu</text:span> ödemesi yapılmaz ise, sözleşme gereği, <text:span text:style-name="T11">mecurun boşaltılması ve </text:span><text:span text:style-name="T12">bir yıllık kira bedelinin tahsili</text:span><text:span text:style-name="T11"> için,</text:span> T.C.Tokat Mahkemeleri aracılığı ile icra işlemi başlatılacaktır.</text:p>
      <text:p text:style-name="P4"/>
      <text:p text:style-name="P4"/>
      <text:p text:style-name="P4"><text:tab/><text:span text:style-name="T1">İhtaren bildirilir. <text:s/>8</text:span><text:span text:style-name="T3"> Aralık 2018</text:span></text:p>
      <text:p text:style-name="P13"><text:tab/><text:tab/></text:p>
      <text:p text:style-name="P13"/>
      <text:p text:style-name="P7"><text:span text:style-name="T3"><text:tab/><text:tab/><text:tab/><text:tab/></text:span><text:span text:style-name="T5"><text:tab/></text:span><text:span text:style-name="T3"><text:tab/><text:tab/><text:tab/></text:span><text:span text:style-name="T5">Kiraya veren</text:span></text:p>
      <text:p text:style-name="P7"><text:span text:style-name="T3"><text:tab/><text:tab/><text:tab/><text:tab/><text:tab/></text:span><text:span text:style-name="T5"><text:tab/><text:tab/><text:tab/></text:span></text:p>
      <text:p text:style-name="P1"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Kira başlangıç tarihi<text:tab/>: 15-07-2018 </text:p>
      <text:p text:style-name="P5">İhtarname tarihi<text:tab/>: 05-12-2018</text:p>
      <text:p text:style-name="P5">Boşaltma tarihi<text:tab/>: 14-<text:span text:style-name="T10">1</text:span>2-2018</text:p>
      <text:p text:style-name="P5"/>
      <text:p text:style-name="P5"/>
      <text:p text:style-name="P1"/>
      <text:p text:style-name="P1"/>
      <text:p text:style-name="P1"/>
      <text:p text:style-name="P1"/>
      <text:p text:style-name="P8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0">TAHLİYE <text:s/>T</text:span>AAHHÜTNAMESİ</text:p>
      <text:p text:style-name="P8"/>
      <text:p text:style-name="P8"/>
      <text:p text:style-name="P8"/>
      <text:p text:style-name="P3"><text:tab/>15 Temmuz 2018 tarih ve 2019-1507002 sayılı sözleşme ile kiracısı olduğu<text:span text:style-name="T6">m</text:span> mecur<text:span text:style-name="T6">un kirasını zamanında ödeyemedim ve bu tarihten sonraki aylık kira ödemelerimi de yapamayacağımdan dolayı, sözleşme şartlarına uyamamaktayım. </text:span></text:p>
      <text:p text:style-name="P3"><text:span text:style-name="T6"><text:tab/>Kiralayan tarafından, herhangi bir kanuni işleme <text:s/>başvurulmadığı takdirde, aşağıda belirtilen tarihte, mecuru boşaltmayı ve geçmiş dönem kira borcumu peşin olarak ödemeyi, </text:span><text:span text:style-name="T8">hiçbir kanuni merasime, ihtar ve protesto keşidesine, cevap itasına, tebliğ ve tebellüğe hacet kalmaksızın, kayıtsız ve şartsız olarak kabul ve taahhüt ediyorum.</text:span></text:p>
      <text:p text:style-name="P11"><text:span text:style-name="T7">Gününde tahliye etmediğim </text:span><text:span text:style-name="T8">ve</text:span><text:span text:style-name="T9">ya</text:span><text:span text:style-name="T8"> ödemeyi yapmadığım</text:span><text:span text:style-name="T7"> takdirde, kiraya veren veya yetkili kanuni vekili tarafından aleyhime yapılacak, her türlü icra takibatı, mahkeme masrafları, avukatlık ücretleri ve benzeri tüm ücretlerinde tamamen şahsım tarafından karşılanacağını şimdiden <text:s/>kabul ve taahhüt ediyorum</text:span></text:p>
      <text:p text:style-name="P10"/>
      <text:p text:style-name="P10"/>
      <text:p text:style-name="P10"/>
      <text:p text:style-name="P10"><text:tab/><text:tab/><text:tab/><text:tab/><text:tab/><text:tab/><text:tab/><text:tab/>Taahhüt eden İsim - Soyad - İmza</text:p>
      <text:p text:style-name="P1"/>
      <text:p text:style-name="P14"/>
      <text:p text:style-name="P14"/>
      <text:p text:style-name="P14"/>
      <text:p text:style-name="P14"/>
      <text:p text:style-name="P15">Taahhüt edilen boşaltma tarihi<text:tab/>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1:35:22.430085750</meta:creation-date>
    <dc:date>2018-12-08T10:39:10.285686480</dc:date>
    <meta:editing-duration>PT2H28M59S</meta:editing-duration>
    <meta:editing-cycles>6</meta:editing-cycles>
    <meta:generator>LibreOffice/5.2.7.2$Linux_X86_64 LibreOffice_project/20m0$Build-2</meta:generator>
    <meta:print-date>2018-12-05T13:17:59.487121583</meta:print-date>
    <meta:document-statistic meta:table-count="0" meta:image-count="0" meta:object-count="0" meta:page-count="2" meta:paragraph-count="22" meta:word-count="283" meta:character-count="2268" meta:non-whitespace-character-count="1951"/>
  </office:meta>
</office:document-meta>
</file>